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text-align="center" fo:text-indent="0cm"/>
      <style:text-properties fo:font-size="12pt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2.54cm" svg:height="2.54cm" svg:x="8.89cm" svg:y="5.233cm">
          <text:p text:style-name="P1"><text:span text:style-name="T1">detache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2" draw:layer="layout" svg:width="2.54cm" svg:height="2.54cm" svg:x="18.415cm" svg:y="5.233cm">
          <text:p text:style-name="P1"><text:span text:style-name="T1">attache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3" draw:layer="layout" svg:width="2.54cm" svg:height="2.54cm" svg:x="18.415cm" svg:y="12.853cm">
          <text:p text:style-name="P1"><text:span text:style-name="T1">startin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4" draw:layer="layout" svg:width="2.54cm" svg:height="2.54cm" svg:x="8.89cm" svg:y="12.853cm">
          <text:p text:style-name="P1"><text:span text:style-name="T1">starte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11.058cm" svg:y1="5.603cm" svg:x2="18.785cm" svg:y2="5.603cm" draw:start-shape="id1" draw:start-glue-point="11" draw:end-shape="id2" draw:end-glue-point="5">
          <text:p text:style-name="P5"/>
        </draw:connector>
        <draw:frame draw:style-name="gr3" draw:text-style-name="P4" draw:layer="layout" svg:width="3.175cm" svg:height="0.747cm" svg:x="13.835cm" svg:y="3.81cm">
          <draw:text-box>
            <text:p text:style-name="P4"><text:span text:style-name="T1">attach()</text:span></text:p>
          </draw:text-box>
        </draw:frame>
        <draw:connector draw:style-name="gr2" draw:text-style-name="P3" draw:layer="layout" draw:type="curve" svg:x1="18.785cm" svg:y1="7.401cm" svg:x2="11.058cm" svg:y2="7.401cm" draw:start-shape="id2" draw:start-glue-point="7" draw:end-shape="id1" draw:end-glue-point="9">
          <text:p text:style-name="P5"/>
        </draw:connector>
        <draw:frame draw:style-name="gr4" draw:text-style-name="P6" draw:layer="layout" svg:width="2.102cm" svg:height="0.747cm" svg:x="13.97cm" svg:y="6.726cm">
          <draw:text-box>
            <text:p text:style-name="P5"><text:span text:style-name="T1">detach()</text:span></text:p>
          </draw:text-box>
        </draw:frame>
        <draw:connector draw:style-name="gr2" draw:text-style-name="P3" draw:layer="layout" draw:type="curve" svg:x1="4.475cm" svg:y1="2.927cm" svg:x2="10.159cm" svg:y2="5.233cm" draw:end-shape="id1" draw:end-glue-point="4">
          <text:p text:style-name="P5"/>
        </draw:connector>
        <draw:frame draw:style-name="gr4" draw:text-style-name="P6" draw:layer="layout" svg:width="2.009cm" svg:height="0.747cm" svg:x="5.715cm" svg:y="2.822cm">
          <draw:text-box>
            <text:p text:style-name="P4"><text:span text:style-name="T1">create()</text:span></text:p>
          </draw:text-box>
        </draw:frame>
        <draw:connector draw:style-name="gr2" draw:text-style-name="P3" draw:layer="layout" draw:type="curve" svg:x1="20.583cm" svg:y1="7.401cm" svg:x2="19.684cm" svg:y2="12.853cm" draw:start-shape="id2" draw:start-glue-point="9" draw:end-shape="id3" draw:end-glue-point="4">
          <text:p text:style-name="P5"/>
        </draw:connector>
        <draw:frame draw:style-name="gr4" draw:text-style-name="P6" draw:layer="layout" svg:width="1.683cm" svg:height="0.747cm" svg:x="20.32cm" svg:y="10.048cm">
          <draw:text-box>
            <text:p text:style-name="P5"><text:span text:style-name="T1">start()</text:span></text:p>
          </draw:text-box>
        </draw:frame>
        <draw:connector draw:style-name="gr2" draw:text-style-name="P3" draw:layer="layout" draw:type="curve" svg:x1="18.415cm" svg:y1="14.122cm" svg:x2="11.43cm" svg:y2="14.122cm" draw:start-shape="id3" draw:start-glue-point="6" draw:end-shape="id4" draw:end-glue-point="10">
          <text:p text:style-name="P5"/>
        </draw:connector>
        <draw:connector draw:style-name="gr2" draw:text-style-name="P3" draw:layer="layout" draw:type="curve" svg:x1="10.159cm" svg:y1="12.853cm" svg:x2="19.685cm" svg:y2="7.773cm" draw:start-shape="id4" draw:start-glue-point="4" draw:end-shape="id2">
          <text:p text:style-name="P5"/>
        </draw:connector>
        <draw:frame draw:style-name="gr4" draw:text-style-name="P2" draw:layer="layout" svg:width="3.478cm" svg:height="1.243cm" svg:x="12.967cm" svg:y="9.017cm">
          <draw:text-box>
            <text:p text:style-name="P7"><text:span text:style-name="T1">kill() || end() || </text:span></text:p>
            <text:p text:style-name="P7"><text:span text:style-name="T1">self_terminated</text:span></text:p>
          </draw:text-box>
        </draw:frame>
        <draw:frame draw:style-name="gr4" draw:text-style-name="P6" draw:layer="layout" svg:width="5.734cm" svg:height="0.747cm" svg:x="12.065cm" svg:y="13.335cm">
          <draw:text-box>
            <text:p text:style-name="P5"><text:span text:style-name="T1">when thread actually star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en" style:country-asian="US" style:font-family-complex="'DejaVu Sans Condensed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9-04-22T08:31:47</meta:creation-date>
    <dc:date>2009-04-22T09:30:11</dc:date>
    <dc:language>en-US</dc:language>
    <meta:editing-cycles>4</meta:editing-cycles>
    <meta:editing-duration>PT1H0M11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